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EF00000056E81751A1D8A595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roman"/>
    <style:font-face style:name="Tahoma" svg:font-family="Tahoma" style:font-family-generic="roman"/>
    <style:font-face style:name="Courier New" svg:font-family="'Courier New'" style:font-family-generic="modern" style:font-pitch="fixed"/>
    <style:font-face style:name="Asap Condensed" svg:font-family="'Asap Condensed'" style:font-adornments="Medium" style:font-pitch="variable"/>
    <style:font-face style:name="Raleway Medium" svg:font-family="'Raleway Medium'" style:font-pitch="variable"/>
    <style:font-face style:name="Roboto1" svg:font-family="Roboto" style:font-pitch="variable"/>
    <style:font-face style:name="Roboto Condensed1" svg:font-family="'Roboto Condensed'"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Arial2"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2" svg:font-family="'Roboto Condensed'"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8dab8" style:font-size-asian="8pt" style:font-style-asian="normal" style:font-weight-asian="normal" style:font-size-complex="8pt" style:font-style-complex="normal" style:font-weight-complex="normal" style:text-overline-style="none" style:text-overline-color="font-color"/>
    </style:style>
    <style:style style:name="P3"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bccf8" style:font-size-asian="8pt" style:font-style-asian="normal" style:font-weight-asian="normal" style:font-size-complex="8pt" style:font-style-complex="normal" style:font-weight-complex="normal" style:text-overline-style="none" style:text-overline-color="font-color"/>
    </style:style>
    <style:style style:name="P4" style:family="paragraph" style:parent-style-name="Standard">
      <style:paragraph-properties fo:margin-top="0cm" fo:margin-bottom="0cm" loext:contextual-spacing="false" fo:text-align="center" style:justify-single-word="false"/>
      <style:text-properties officeooo:paragraph-rsid="0031f2ba"/>
    </style:style>
    <style:style style:name="P5" style:family="paragraph" style:parent-style-name="Standard">
      <style:paragraph-properties fo:margin-top="0cm" fo:margin-bottom="0cm" loext:contextual-spacing="false" fo:text-align="center" style:justify-single-word="false"/>
      <style:text-properties officeooo:paragraph-rsid="003bccf8"/>
    </style:style>
    <style:style style:name="P6" style:family="paragraph" style:parent-style-name="Standard">
      <style:paragraph-properties fo:margin-top="0cm" fo:margin-bottom="0cm" loext:contextual-spacing="false">
        <style:tab-stops>
          <style:tab-stop style:position="15.981cm" style:type="right"/>
        </style:tab-stops>
      </style:paragraph-properties>
    </style:style>
    <style:style style:name="P7" style:family="paragraph" style:parent-style-name="Standard">
      <style:paragraph-properties fo:margin-top="0cm" fo:margin-bottom="0cm" loext:contextual-spacing="false"/>
      <style:text-properties style:font-name="Roboto Condensed" style:font-name-asian="Roboto Condensed2" style:font-name-complex="Roboto Condensed2"/>
    </style:style>
    <style:style style:name="P8" style:family="paragraph" style:parent-style-name="Standard">
      <style:paragraph-properties fo:margin-top="0cm" fo:margin-bottom="0cm" loext:contextual-spacing="false"/>
      <style:text-properties style:font-name="Roboto Condensed" officeooo:paragraph-rsid="0014500c" style:font-name-asian="Roboto Condensed2" style:font-name-complex="Roboto Condensed2"/>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bccf8" style:font-size-asian="8pt" style:font-style-asian="normal" style:font-weight-asian="bold" style:font-size-complex="8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bccf8"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bccf8"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Standard">
      <style:paragraph-properties fo:margin-left="-2.499cm" fo:margin-right="-2.566cm" fo:margin-top="0cm" fo:margin-bottom="0cm" loext:contextual-spacing="false" fo:text-indent="0cm" style:auto-text-indent="false"/>
    </style:style>
    <style:style style:name="P15"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2" style:font-size-asian="10pt" style:font-name-complex="Roboto Condensed2" style:font-size-complex="10pt"/>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40db09"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Horizontal_20_Line">
      <style:text-properties style:font-name="Roboto Condensed1" fo:font-size="11pt" officeooo:paragraph-rsid="00159daf" style:font-size-asian="11pt" style:font-size-complex="11pt"/>
    </style:style>
    <style:style style:name="P18" style:family="paragraph" style:parent-style-name="Horizontal_20_Line">
      <style:paragraph-properties fo:text-align="justify" style:justify-single-word="false"/>
      <style:text-properties style:font-name="Roboto Condensed1" fo:font-size="11pt" style:text-underline-style="none" fo:font-weight="normal" officeooo:rsid="00252ce3" officeooo:paragraph-rsid="003c4042" style:font-size-asian="11pt" style:font-weight-asian="normal" style:font-size-complex="11pt" style:font-weight-complex="normal"/>
    </style:style>
    <style:style style:name="P19" style:family="paragraph" style:parent-style-name="Standard" style:list-style-name="WWNum2">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508cm" style:type="char" style:char=","/>
        </style:tab-stops>
      </style:paragraph-properties>
      <style:text-properties style:font-name="Roboto Condensed1" fo:font-size="11pt" officeooo:paragraph-rsid="003d521d" style:font-size-asian="11pt" style:font-size-complex="11pt"/>
    </style:style>
    <style:style style:name="P20"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style:font-name="Roboto Condensed1" fo:font-size="11pt" officeooo:paragraph-rsid="003d521d" style:font-size-asian="11pt" style:font-size-complex="11pt"/>
    </style:style>
    <style:style style:name="P21" style:family="paragraph" style:parent-style-name="Standard" style:list-style-name="WWNum3">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635cm" style:type="char" style:char=","/>
        </style:tab-stops>
      </style:paragraph-properties>
      <style:text-properties style:font-name="Roboto Condensed1" fo:font-size="11pt" officeooo:paragraph-rsid="003d521d" style:font-size-asian="11pt" style:font-size-complex="11pt"/>
    </style:style>
    <style:style style:name="P22"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635cm" style:type="char" style:char=","/>
        </style:tab-stops>
      </style:paragraph-properties>
      <style:text-properties style:font-name="Roboto Condensed1" fo:font-size="11pt" officeooo:paragraph-rsid="003d521d" style:font-size-asian="11pt" style:font-size-complex="11pt"/>
    </style:style>
    <style:style style:name="P23" style:family="paragraph" style:parent-style-name="Standard" style:list-style-name="WWNum4">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635cm" style:type="char" style:char=","/>
        </style:tab-stops>
      </style:paragraph-properties>
      <style:text-properties style:font-name="Roboto Condensed1" fo:font-size="11pt" officeooo:paragraph-rsid="003d521d" style:font-size-asian="11pt" style:font-size-complex="11pt"/>
    </style:style>
    <style:style style:name="P24" style:family="paragraph" style:parent-style-name="Standard" style:list-style-name="WWNum5">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762cm" style:type="char" style:char=","/>
        </style:tab-stops>
      </style:paragraph-properties>
      <style:text-properties style:font-name="Roboto Condensed1" fo:font-size="11pt" officeooo:paragraph-rsid="003d521d" style:font-size-asian="11pt" style:font-size-complex="11pt"/>
    </style:style>
    <style:style style:name="P25" style:family="paragraph" style:parent-style-name="Standard" style:list-style-name="WWNum6">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762cm" style:type="char" style:char=","/>
        </style:tab-stops>
      </style:paragraph-properties>
      <style:text-properties style:font-name="Roboto Condensed1" fo:font-size="11pt" officeooo:paragraph-rsid="003d521d" style:font-size-asian="11pt" style:font-size-complex="11pt"/>
    </style:style>
    <style:style style:name="P26"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762cm" style:type="char" style:char=","/>
        </style:tab-stops>
      </style:paragraph-properties>
      <style:text-properties style:font-name="Roboto Condensed1" fo:font-size="11pt" officeooo:paragraph-rsid="003d521d" style:font-size-asian="11pt" style:font-size-complex="11pt"/>
    </style:style>
    <style:style style:name="P27" style:family="paragraph" style:parent-style-name="Standard" style:list-style-name="WWNum2">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508cm" style:type="char" style:char=","/>
        </style:tab-stops>
      </style:paragraph-properties>
      <style:text-properties style:font-name="Roboto Condensed1" fo:font-size="11pt" fo:font-weight="bold" officeooo:paragraph-rsid="003d521d" style:font-size-asian="11pt" style:font-weight-asian="bold" style:font-size-complex="11pt" style:font-weight-complex="bold"/>
    </style:style>
    <style:style style:name="P28"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style:font-name="Roboto Condensed1" fo:font-size="11pt" fo:font-weight="normal" officeooo:rsid="00252ce3" officeooo:paragraph-rsid="003d521d" style:font-size-asian="11pt" style:font-weight-asian="normal" style:font-size-complex="11pt" style:font-weight-complex="normal"/>
    </style:style>
    <style:style style:name="P29" style:family="paragraph" style:parent-style-name="Standard"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style:text-properties style:font-name="Roboto Condensed1" fo:font-size="11pt" officeooo:paragraph-rsid="003d521d" style:font-size-asian="11pt" style:font-size-complex="11pt"/>
    </style:style>
    <style:style style:name="P30" style:family="paragraph">
      <loext:graphic-properties draw:fill="solid" draw:fill-color="#a0a0a0"/>
      <style:paragraph-properties fo:text-align="center"/>
    </style:style>
    <style:style style:name="P31" style:family="paragraph">
      <style:paragraph-properties fo:text-align="center"/>
    </style:style>
    <style:style style:name="T1" style:family="text">
      <style:text-properties officeooo:rsid="003bccf8"/>
    </style:style>
    <style:style style:name="T2" style:family="text">
      <style:text-properties style:font-name="Roboto Condensed" fo:font-size="12pt" style:font-name-asian="Roboto Condensed2" style:font-size-asian="12pt" style:font-name-complex="Roboto Condensed2" style:font-size-complex="12pt"/>
    </style:style>
    <style:style style:name="T3" style:family="text">
      <style:text-properties style:font-name="Roboto Condensed" style:font-name-asian="Roboto Condensed2" style:font-name-complex="Roboto Condensed2"/>
    </style:style>
    <style:style style:name="T4" style:family="text">
      <style:text-properties officeooo:rsid="0025f0ee"/>
    </style:style>
    <style:style style:name="T5" style:family="text">
      <style:text-properties fo:color="#1155cc" style:font-name="Roboto Condensed" style:text-underline-style="solid" style:text-underline-width="auto" style:text-underline-color="font-color" style:font-name-asian="Roboto Condensed2" style:font-name-complex="Roboto Condensed2"/>
    </style:style>
    <style:style style:name="T6" style:family="text">
      <style:text-properties officeooo:rsid="0032a35c"/>
    </style:style>
    <style:style style:name="T7" style:family="text">
      <style:text-properties fo:font-weight="bold" officeooo:rsid="0032a35c" style:font-weight-asian="bold" style:font-weight-complex="bold"/>
    </style:style>
    <style:style style:name="T8" style:family="text">
      <style:text-properties officeooo:rsid="003d521d"/>
    </style:style>
    <style:style style:name="T9" style:family="text">
      <style:text-properties fo:color="#000000" style:text-line-through-style="none" style:text-line-through-type="none" style:text-position="0% 100%" fo:letter-spacing="-0.025cm" fo:language="en" fo:country="US" style:text-scale="100%"/>
    </style:style>
    <style:style style:name="T10" style:family="text">
      <style:text-properties fo:color="#000000" style:text-line-through-style="none" style:text-line-through-type="none" style:text-position="0% 100%" fo:letter-spacing="-0.021cm" fo:language="en" fo:country="US" fo:font-weight="bold" style:font-weight-asian="bold" style:text-scale="100%"/>
    </style:style>
    <style:style style:name="T11" style:family="text">
      <style:text-properties fo:color="#000000" style:text-line-through-style="none" style:text-line-through-type="none" style:text-position="0% 100%" fo:letter-spacing="-0.021cm" fo:language="en" fo:country="US" fo:font-weight="bold" style:font-weight-asian="bold" style:text-scale="80%"/>
    </style:style>
    <style:style style:name="T12" style:family="text">
      <style:text-properties fo:color="#000000" style:text-line-through-style="none" style:text-line-through-type="none" style:text-position="0% 100%" fo:letter-spacing="-0.021cm" fo:language="en" fo:country="US" style:text-scale="100%"/>
    </style:style>
    <style:style style:name="T13" style:family="text">
      <style:text-properties fo:color="#000000" style:text-line-through-style="none" style:text-line-through-type="none" style:text-position="0% 100%" fo:letter-spacing="-0.021cm" fo:language="en" fo:country="US" style:text-underline-style="none" style:text-scale="100%"/>
    </style:style>
    <style:style style:name="T14" style:family="text">
      <style:text-properties fo:color="#000000" style:text-line-through-style="none" style:text-line-through-type="none" style:text-position="0% 100%" fo:letter-spacing="-0.021cm" fo:language="en" fo:country="US" style:text-underline-style="none" officeooo:rsid="003f22d2" style:text-scale="100%"/>
    </style:style>
    <style:style style:name="T15" style:family="text">
      <style:text-properties fo:color="#000000" style:text-line-through-style="none" style:text-line-through-type="none" style:text-position="0% 100%" fo:letter-spacing="-0.021cm" fo:language="en" fo:country="US" style:text-scale="80%"/>
    </style:style>
    <style:style style:name="T16" style:family="text">
      <style:text-properties fo:color="#000000" style:text-line-through-style="none" style:text-line-through-type="none" style:text-position="0% 100%" fo:letter-spacing="-0.014cm" fo:language="en" fo:country="US" style:text-scale="100%"/>
    </style:style>
    <style:style style:name="T17" style:family="text">
      <style:text-properties fo:color="#000000" style:text-line-through-style="none" style:text-line-through-type="none" style:text-position="0% 100%" fo:letter-spacing="-0.014cm" fo:language="en" fo:country="US" officeooo:rsid="003d521d" style:text-scale="100%"/>
    </style:style>
    <style:style style:name="T18" style:family="text">
      <style:text-properties fo:color="#000000" style:text-line-through-style="none" style:text-line-through-type="none" style:text-position="0% 100%" fo:letter-spacing="-0.014cm" fo:language="en" fo:country="US" fo:font-weight="bold" style:font-weight-asian="bold" style:text-scale="85%"/>
    </style:style>
    <style:style style:name="T19" style:family="text">
      <style:text-properties fo:color="#000000" style:text-line-through-style="none" style:text-line-through-type="none" style:text-position="0% 100%" fo:letter-spacing="-0.014cm" fo:language="en" fo:country="US" fo:font-weight="bold" style:font-weight-asian="bold" style:text-scale="100%"/>
    </style:style>
    <style:style style:name="T20" style:family="text">
      <style:text-properties fo:color="#000000" style:text-line-through-style="none" style:text-line-through-type="none" style:text-position="0% 100%" fo:letter-spacing="-0.018cm" fo:language="en" fo:country="US" style:text-scale="100%"/>
    </style:style>
    <style:style style:name="T21" style:family="text">
      <style:text-properties fo:color="#000000" style:text-line-through-style="none" style:text-line-through-type="none" style:text-position="0% 100%" fo:letter-spacing="-0.018cm" fo:language="en" fo:country="US" fo:font-weight="bold" style:font-weight-asian="bold" style:text-scale="90%"/>
    </style:style>
    <style:style style:name="T22" style:family="text">
      <style:text-properties fo:color="#000000" style:text-line-through-style="none" style:text-line-through-type="none" style:text-position="0% 100%" fo:letter-spacing="-0.018cm" fo:language="en" fo:country="US" fo:font-weight="bold" style:font-weight-asian="bold" style:text-scale="80%"/>
    </style:style>
    <style:style style:name="T23" style:family="text">
      <style:text-properties fo:color="#000000" style:text-line-through-style="none" style:text-line-through-type="none" style:text-position="0% 100%" fo:letter-spacing="-0.018cm" fo:language="en" fo:country="US" style:text-underline-style="none" style:text-scale="100%"/>
    </style:style>
    <style:style style:name="T24" style:family="text">
      <style:text-properties fo:color="#000000" style:text-line-through-style="none" style:text-line-through-type="none" style:text-position="0% 100%" fo:letter-spacing="-0.019cm" fo:language="en" fo:country="US" style:text-scale="100%"/>
    </style:style>
    <style:style style:name="T25" style:family="text">
      <style:text-properties fo:color="#000000" style:text-line-through-style="none" style:text-line-through-type="none" style:text-position="0% 100%" fo:letter-spacing="-0.019cm" fo:language="en" fo:country="US" officeooo:rsid="003e335e" style:text-scale="100%"/>
    </style:style>
    <style:style style:name="T26" style:family="text">
      <style:text-properties fo:color="#000000" style:text-line-through-style="none" style:text-line-through-type="none" style:text-position="0% 100%" fo:letter-spacing="-0.019cm" fo:language="en" fo:country="US" style:text-underline-style="none" style:text-scale="100%"/>
    </style:style>
    <style:style style:name="T27" style:family="text">
      <style:text-properties fo:color="#000000" style:text-line-through-style="none" style:text-line-through-type="none" style:text-position="0% 100%" fo:letter-spacing="-0.019cm" fo:language="en" fo:country="US" style:text-underline-style="none" officeooo:rsid="003f22d2" style:text-scale="100%"/>
    </style:style>
    <style:style style:name="T28" style:family="text">
      <style:text-properties fo:color="#000000" style:text-line-through-style="none" style:text-line-through-type="none" style:text-position="0% 100%" fo:letter-spacing="-0.016cm" fo:language="en" fo:country="US" style:text-scale="100%"/>
    </style:style>
    <style:style style:name="T29" style:family="text">
      <style:text-properties fo:color="#000000" style:text-line-through-style="none" style:text-line-through-type="none" style:text-position="0% 100%" fo:letter-spacing="-0.016cm" fo:language="en" fo:country="US" officeooo:rsid="003d521d" style:text-scale="100%"/>
    </style:style>
    <style:style style:name="T30" style:family="text">
      <style:text-properties fo:color="#000000" style:text-line-through-style="none" style:text-line-through-type="none" style:text-position="0% 100%" fo:letter-spacing="-0.016cm" fo:language="en" fo:country="US" officeooo:rsid="003f22d2" style:text-scale="100%"/>
    </style:style>
    <style:style style:name="T31" style:family="text">
      <style:text-properties fo:color="#000000" style:text-line-through-style="none" style:text-line-through-type="none" style:text-position="0% 100%" fo:letter-spacing="-0.023cm" fo:language="en" fo:country="US" style:text-scale="100%"/>
    </style:style>
    <style:style style:name="T32" style:family="text">
      <style:text-properties fo:color="#000000" style:text-line-through-style="none" style:text-line-through-type="none" style:text-position="0% 100%" fo:letter-spacing="-0.012cm" fo:language="en" fo:country="US" style:text-scale="100%"/>
    </style:style>
    <style:style style:name="T33" style:family="text">
      <style:text-properties fo:color="#000000" style:text-line-through-style="none" style:text-line-through-type="none" style:text-position="0% 100%" fo:letter-spacing="-0.012cm" fo:language="en" fo:country="US" fo:font-weight="bold" style:font-weight-asian="bold" style:text-scale="100%"/>
    </style:style>
    <style:style style:name="T34" style:family="text">
      <style:text-properties fo:color="#000000" style:text-line-through-style="none" style:text-line-through-type="none" style:text-position="0% 100%" fo:letter-spacing="-0.012cm" fo:language="en" fo:country="US" fo:font-weight="bold" style:font-weight-asian="bold" style:font-weight-complex="bold" style:text-scale="100%"/>
    </style:style>
    <style:style style:name="T35" style:family="text">
      <style:text-properties fo:color="#000000" style:text-line-through-style="none" style:text-line-through-type="none" style:text-position="0% 100%" fo:letter-spacing="-0.012cm" fo:language="en" fo:country="US" fo:font-weight="normal" style:font-weight-asian="normal" style:font-weight-complex="normal" style:text-scale="100%"/>
    </style:style>
    <style:style style:name="T36" style:family="text">
      <style:text-properties fo:color="#000000" style:text-line-through-style="none" style:text-line-through-type="none" style:text-position="0% 100%" fo:letter-spacing="normal" fo:language="en" fo:country="US" style:text-scale="100%"/>
    </style:style>
    <style:style style:name="T37" style:family="text">
      <style:text-properties fo:color="#000000" style:text-line-through-style="none" style:text-line-through-type="none" style:text-position="0% 100%" fo:letter-spacing="normal" fo:language="en" fo:country="US" fo:font-weight="bold" style:font-weight-asian="bold" style:text-scale="85%"/>
    </style:style>
    <style:style style:name="T38" style:family="text">
      <style:text-properties fo:color="#000000" style:text-line-through-style="none" style:text-line-through-type="none" style:text-position="0% 100%" fo:letter-spacing="0.004cm" fo:language="en" fo:country="US" fo:font-weight="bold" style:font-weight-asian="bold" style:text-scale="80%"/>
    </style:style>
    <style:style style:name="T39" style:family="text">
      <style:text-properties fo:color="#000000" style:text-line-through-style="none" style:text-line-through-type="none" style:text-position="0% 100%" fo:letter-spacing="-0.028cm" fo:language="en" fo:country="US" fo:font-weight="bold" style:font-weight-asian="bold" style:text-scale="100%"/>
    </style:style>
    <style:style style:name="T40" style:family="text">
      <style:text-properties fo:color="#000000" style:text-line-through-style="none" style:text-line-through-type="none" style:text-position="0% 100%" fo:letter-spacing="-0.028cm" fo:language="en" fo:country="US" fo:font-weight="bold" style:font-weight-asian="bold" style:text-scale="85%"/>
    </style:style>
    <style:style style:name="T41" style:family="text">
      <style:text-properties fo:color="#000000" style:text-line-through-style="none" style:text-line-through-type="none" style:text-position="0% 100%" fo:letter-spacing="-0.028cm" fo:language="en" fo:country="US" style:text-scale="100%"/>
    </style:style>
    <style:style style:name="T42" style:family="text">
      <style:text-properties fo:color="#000000" style:text-line-through-style="none" style:text-line-through-type="none" style:text-position="0% 100%" fo:letter-spacing="-0.011cm" fo:language="en" fo:country="US" style:text-scale="100%"/>
    </style:style>
    <style:style style:name="T43" style:family="text">
      <style:text-properties fo:color="#000000" style:text-line-through-style="none" style:text-line-through-type="none" style:text-position="0% 100%" fo:letter-spacing="-0.011cm" fo:language="en" fo:country="US" fo:font-weight="bold" style:font-weight-asian="bold" style:text-scale="95%"/>
    </style:style>
    <style:style style:name="T44" style:family="text">
      <style:text-properties fo:color="#000000" style:text-line-through-style="none" style:text-line-through-type="none" style:text-position="0% 100%" fo:letter-spacing="-0.011cm" fo:language="en" fo:country="US" fo:font-weight="bold" style:font-weight-asian="bold" style:text-scale="85%"/>
    </style:style>
    <style:style style:name="T45" style:family="text">
      <style:text-properties fo:color="#000000" style:text-line-through-style="none" style:text-line-through-type="none" style:text-position="0% 100%" fo:letter-spacing="-0.007cm" fo:language="en" fo:country="US" fo:font-weight="bold" style:font-weight-asian="bold" style:text-scale="100%"/>
    </style:style>
    <style:style style:name="T46" style:family="text">
      <style:text-properties fo:color="#000000" style:text-line-through-style="none" style:text-line-through-type="none" style:text-position="0% 100%" fo:letter-spacing="-0.007cm" fo:language="en" fo:country="US" fo:font-weight="bold" style:font-weight-asian="bold" style:text-scale="85%"/>
    </style:style>
    <style:style style:name="T47" style:family="text">
      <style:text-properties fo:color="#000000" style:text-line-through-style="none" style:text-line-through-type="none" style:text-position="0% 100%" fo:letter-spacing="-0.009cm" fo:language="en" fo:country="US" style:text-scale="100%"/>
    </style:style>
    <style:style style:name="T48" style:family="text">
      <style:text-properties fo:color="#000000" style:text-line-through-style="none" style:text-line-through-type="none" style:text-position="0% 100%" fo:letter-spacing="-0.026cm" fo:language="en" fo:country="US" style:text-scale="100%"/>
    </style:style>
    <style:style style:name="T49" style:family="text">
      <style:text-properties fo:color="#000000" style:text-line-through-style="none" style:text-line-through-type="none" style:text-position="0% 100%" fo:letter-spacing="-0.004cm" fo:language="en" fo:country="US" fo:font-weight="bold" style:font-weight-asian="bold" style:text-scale="85%"/>
    </style:style>
    <style:style style:name="T50" style:family="text">
      <style:text-properties fo:color="#000000" style:text-line-through-style="none" style:text-line-through-type="none" style:text-position="0% 100%" fo:letter-spacing="0.025cm" fo:language="en" fo:country="US" fo:font-weight="bold" style:font-weight-asian="bold" style:text-scale="85%"/>
    </style:style>
    <style:style style:name="T51" style:family="text">
      <style:text-properties fo:color="#000000" style:text-line-through-style="none" style:text-line-through-type="none" style:text-position="0% 100%" fo:letter-spacing="0.007cm" fo:language="en" fo:country="US" fo:font-weight="bold" style:font-weight-asian="bold" style:text-scale="85%"/>
    </style:style>
    <style:style style:name="T52" style:family="text">
      <style:text-properties fo:color="#000000" style:text-line-through-style="none" style:text-line-through-type="none" style:text-position="0% 100%" fo:letter-spacing="0.009cm" fo:language="en" fo:country="US" fo:font-weight="bold" style:font-weight-asian="bold" style:text-scale="85%"/>
    </style:style>
    <style:style style:name="T53" style:family="text">
      <style:text-properties officeooo:rsid="0040db0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7">STANDARD TERMS AND CONDITIONS OF INTERNATIONAL FREIGHT FORWARDING SERVICES</text:span></text:p>
      <text:p text:style-name="P17"><text:span text:style-name="T7"/></text:p>
      <text:p text:style-name="P18"><text:span text:style-name="T6">All freight forwarding/shipping services provided by Greensley Limited (hereinafter “Greensley”) to the “Customer”, whether the Customer is a manufacturer, distributor, exporter, importer, sender, consignor, consignee, transferor, or transferee of the shipment, will be subject to the terms and conditions set forth herein. </text:span></text:p>
      <text:p text:style-name="P29"><text:span text:style-name="T9"/></text:p>
      <text:list xml:id="list2961873807" text:style-name="WWNum2">
        <text:list-item>
          <text:p text:style-name="P19"><text:span text:style-name="T10">Third</text:span><text:span text:style-name="T11"> Party</text:span><text:span text:style-name="T10"> Services.</text:span></text:p>
        </text:list-item>
      </text:list>
      <text:p text:style-name="P20"><text:span text:style-name="T16">Unless Greensley carries, stores or otherwise physically handles the shipment, and loss, damage, expense or </text:span><text:span text:style-name="T20">delay occurs during such activity, Greensley assumes no liability as a carrier and is not to be held responsible for </text:span><text:span text:style-name="T24">any loss, damage, expense or delay to the goods to be forwarded or imported except as provided in paragraph </text:span><text:span text:style-name="T28">8 and subject to the limitations of paragraph 9 below, but undertakes only to use reasonable care in the </text:span><text:span text:style-name="T12">selection of carriers, truckmen, lightermen, forwarders, customs brokers, agents, warehousemen and others to </text:span><text:span text:style-name="T16">whom it may entrust the goods for transportation, cartage, handling and/or delivery and/or storage or </text:span><text:span text:style-name="T31">otherwise. When Greensley carries, stores or otherwise physically handles the shipment, it does so subject to the </text:span><text:span text:style-name="T28">limitations of paragraph 8 below, unless a separate bill of lading, air waybill, or other contract of carriage is </text:span><text:span text:style-name="T24">issued by Greensley, in which events the terms thereof shall govern.</text:span></text:p>
      <text:p text:style-name="P20"><text:span text:style-name="T24"/></text:p>
      <text:list xml:id="list185212360374268" text:continue-numbering="true" text:style-name="WWNum2">
        <text:list-item>
          <text:p text:style-name="P27"><text:span text:style-name="T12">Liability For</text:span><text:span text:style-name="T15"> Acts or</text:span><text:span text:style-name="T12"> Omissions</text:span><text:span text:style-name="T15"> of</text:span><text:span text:style-name="T12"> Third Parties.</text:span></text:p>
        </text:list-item>
      </text:list>
      <text:p text:style-name="P20"><text:span text:style-name="T32">Greensley is authorized to select and engage carriers, truckmen, lightermen, forwarders, customs brokers, </text:span><text:span text:style-name="T16">agents, warehousemen and others, as required, to transport, store, deal with and deliver the goods, all of </text:span><text:span text:style-name="T28">whom shall be considered the agents of the Customer, and the goods may be entrusted to such agencies </text:span><text:span text:style-name="T16">subject to all conditions as to limitations of liability for loss, damage, expense or delay and to all rules, </text:span><text:span text:style-name="T20">regulations, requirements and conditions, whether printed, written or stamped, appearing in bills of lading, receipts or tariffs issued by such carriers, truckmen, lightermen, forwarders, customs brokers, agents, warehousemen, and others. Greensley shall under no circumstances be liable for any loss, damage, expense or </text:span><text:span text:style-name="T28">delay to the goods for any reason whatsoever when said goods are in the custody, possession or control of </text:span><text:span text:style-name="T31">third parties selected by Greensley to forward, enter, clear, transport or render other services with respect to such </text:span><text:span text:style-name="T36">goods.</text:span></text:p>
      <text:p text:style-name="P20"><text:span text:style-name="T36"/></text:p>
      <text:list xml:id="list185212789371011" text:continue-numbering="true" text:style-name="WWNum2">
        <text:list-item>
          <text:p text:style-name="P19"><text:span text:style-name="T38">Choosing Routes or Agents.</text:span></text:p>
        </text:list-item>
      </text:list>
      <text:p text:style-name="P20"><text:span text:style-name="T24">Unless express instructions in writing are received from the Customer, Greensley has complete freedom in choosing the means, route and procedure to be followed in the handling, transportation and delivery of the goods. Advice by Greensley to the Customer that a particular person or firm has been selected to render services with respect to the goods shall not be construed to mean that Greensley warrants or represents that such person </text:span><text:span text:style-name="T9">or firm will render such service. All terms of delivery shall be based upon INCOTERMS® 2010 unless otherwise </text:span><text:span text:style-name="T24">specifically noted or implied through the use of a term not defined in INCOTERMS® 2010.</text:span></text:p>
      <text:p text:style-name="P20"><text:span text:style-name="T24"/></text:p>
      <text:p text:style-name="P20"><text:span text:style-name="T39">4. Quotations Not</text:span><text:span text:style-name="T40"> Binding.</text:span></text:p>
      <text:p text:style-name="P20"><text:span text:style-name="T20">Quotations as to fees, rates of duty, freight charges, insurance premiums or other charges given by Greensley to </text:span><text:span text:style-name="T32">the Customer are for informational purposes only and are subject to change without notice and shall not </text:span><text:span text:style-name="T20">under any circumstances be binding upon Greensley unless Greensley in writing specifically undertakes the handling or transportation of the shipment at a specific rate.</text:span></text:p>
      <text:p text:style-name="P20"><text:span text:style-name="T20"/></text:p>
      <text:p text:style-name="P20"><text:span text:style-name="T18">5.</text:span><text:span text:style-name="T19"> Duty to</text:span><text:span text:style-name="T18"> Furnish Information.</text:span></text:p>
      <text:list xml:id="list3622979260" text:style-name="WWNum3">
        <text:list-item>
          <text:p text:style-name="P21"><text:span text:style-name="T20">On an import, at a reasonable time prior to entering of the goods for Customs, the Customer shall </text:span><text:span text:style-name="T28">furnish to Greensley invoices in proper form and other documents necessary or useful in the preparation of the </text:span><text:span text:style-name="T12">Customs entry and, also, such further information as may be sufficient to establish, inter alia, the dutiable </text:span><text:span text:style-name="T24">value, the classification, the country of origin, the genuineness of the merchandise and any mark or symbol </text:span><text:span text:style-name="T12">associated with it, the Customer's right </text:span><text:soft-page-break/><text:span text:style-name="T12">to import and/or distribute the merchandise, and the merchandise's </text:span><text:span text:style-name="T28">admissibility, pursuant to </text:span><text:span text:style-name="T29">European</text:span><text:span text:style-name="T28"> or regulation. If the Customer fails in a timely manner to furnish such </text:span><text:span text:style-name="T24">information or documents, in whole or in part, as may be required to complete Customs entry or comply </text:span><text:span text:style-name="T16">with </text:span><text:span text:style-name="T17">European</text:span><text:span text:style-name="T16"> laws or regulations, or if the information or documents furnished are inaccurate or incomplete, </text:span><text:span text:style-name="T28">Greensley shall be obligated only to use its best judgment in connection with the shipment and in no instance </text:span><text:span text:style-name="T16">shall be charged with knowledge by the Customer of the true circumstances to which such inaccurate, incomplete or omitted information or document pertains. Where a bond is required by Customs to be </text:span><text:span text:style-name="T12">given for the production of any document or the performance of any act, the Customer shall be deemed bound </text:span><text:span text:style-name="T24">by the terms of the bond notwithstanding the fact that the bond has been executed by Greensley as principal, it </text:span><text:span text:style-name="T28">being understood that Greensley entered into such undertaking at the instance and on behalf of the Customer, </text:span><text:span text:style-name="T20">and the Customer shall indemnify and hold Greensley harmless for the consequences of any breach of the terms </text:span><text:span text:style-name="T42">of the bond.</text:span></text:p>
        </text:list-item>
        <text:list-item>
          <text:p text:style-name="P21"><text:span text:style-name="T31">On an export, at a reasonable time prior to the exportation of the shipment, the Customer shall furnish to Greensley the commercial invoice in proper form and number, a proper consular declaration, weights, measures, </text:span><text:span text:style-name="T28">values and other information in the language of and as may be required by the laws and regulations of the </text:span><text:span text:style-name="T29">European Union </text:span><text:span text:style-name="T24">and the country of destination of the goods.</text:span></text:p>
        </text:list-item>
        <text:list-item>
          <text:p text:style-name="P21"><text:span text:style-name="T12">On an export or import, Greensley shall not in any way be responsible or liable for increased duty, penalty, fine </text:span><text:span text:style-name="T32">or expense unless caused by the negligence or other fault of Greensley, in which event its liability to the </text:span><text:span text:style-name="T9">Customer shall be governed by the provisions of paragraphs 8-10 below. The Customer shall be bound by and </text:span><text:span text:style-name="T24">warrant the accuracy of all invoices, documents and information furnished to Greensley by the Customer or its </text:span><text:span text:style-name="T12">agents for export, entry or other purposes and the Customer agrees to indemnify and hold harmless Greensley </text:span><text:span text:style-name="T31">against any increased duty, penalty, fine or expense including attorneys' fees, resulting from any inaccuracy, </text:span><text:span text:style-name="T20">incomplete statement, omission or any failure to make timely presentation, even if not due to any negligence </text:span><text:span text:style-name="T12">of the Customer.</text:span></text:p>
        </text:list-item>
      </text:list>
      <text:p text:style-name="P22"><text:span text:style-name="T12"/></text:p>
      <text:p text:style-name="P20"><text:span text:style-name="T45">6.</text:span><text:span text:style-name="T46"> Declaring Higher Valuation.</text:span></text:p>
      <text:p text:style-name="P20"><text:span text:style-name="T31">In as much as truckers, carriers, warehousemen and others to whom the goods are entrusted usually limit their </text:span><text:span text:style-name="T28">liability for loss or damage unless a higher value is declared and a charged based on such higher value is agreed to by said trucker, etc., Greensley must receive specific written instructions from the Customer to pay </text:span><text:span text:style-name="T20">such higher charge based on valuation and the truckers, etc., must accept such higher declared value;</text:span><text:span text:style-name="T31">otherwise the valuation placed by the Customer on the goods shall be considered solely for export or customs purposes and the goods will be delivered to the truckers etc., subject to the limit of liability set forth herein in </text:span><text:span text:style-name="T24">paragraphs 8-9 below with respect to any claim against Greensley and subject to the provisions of paragraph 2 </text:span><text:span text:style-name="T36">above.</text:span></text:p>
      <text:p text:style-name="P20"><text:span text:style-name="T36"/></text:p>
      <text:p text:style-name="P20"><text:span text:style-name="T43">7.</text:span><text:span text:style-name="T44"> Insurance.</text:span></text:p>
      <text:p text:style-name="P20"><text:span text:style-name="T28">Greensley will make reasonable efforts to effect marine, theft and other insurance upon the goods only after specific written instructions have been received by Greensley from the Customer in such sufficient time prior to the shipment from the point of origin, and at the same time the written instructions from the Customer </text:span><text:span text:style-name="T24">specifically states the kind and amount of insurance to be placed. Greensley does not undertake or warrant that </text:span><text:span text:style-name="T32">such insurance can or will be placed. Unless the Customer has its own open marine policy and instructs </text:span><text:span text:style-name="T42">Greensley to effect insurance under such policy, insurance is to be effected with one or more insurance </text:span><text:span text:style-name="T20">companies or other underwriters to be selected by Greensley. Any insurance placed shall be governed by the </text:span><text:span text:style-name="T24">certificate or policy issued and will only be effective when accepted by such insurance companies or other underwriters. Should an insurer dispute its liability for any reason, the insured shall have recourse against the </text:span><text:span text:style-name="T16">insurer only and Greensley shall not be under any responsibility or liability in relation thereto, notwithstanding </text:span><text:span text:style-name="T20">that the premium upon the policy may not be at the same rates as that charged or paid to Greensley by the </text:span><text:span text:style-name="T28">Customer, or that the shipment was insured under a policy in the name of Greensley. Insurance premiums and </text:span><text:span text:style-name="T20">the charge of Greensley for arranging the same shall be at the Customer's expense. If for any reason the goods </text:span><text:span text:style-name="T9">are held in warehouse, or elsewhere, the same will not be covered under any insurance, unless Greensley receives </text:span><text:span text:style-name="T47">written instructions from the Customer. Unless specifically agreed in writing, Greensley assumes no </text:span><text:span text:style-name="T20">responsibility to effect insurance on any export or import shipment which it does not handle.</text:span></text:p>
      <text:p text:style-name="P20"><text:soft-page-break/><text:span text:style-name="T20"/></text:p>
      <text:p text:style-name="P20"><text:span text:style-name="T46">8. Limitation of Liability for Loss, etc.</text:span></text:p>
      <text:list xml:id="list4250224898" text:style-name="WWNum4">
        <text:list-item>
          <text:p text:style-name="P23"><text:span text:style-name="T9">The Customer agrees that Greensley shall only be liable for any loss, damage expense or delay to the goods </text:span><text:span text:style-name="T12">resulting from the negligence or other fault of Greensley; such liability shall be limited to an amount equal to the </text:span><text:span text:style-name="T24">lesser of fifty (</text:span><text:span text:style-name="T25">€</text:span><text:span text:style-name="T24">50) </text:span><text:span text:style-name="T25">euros</text:span><text:span text:style-name="T24"> per entry or shipment or the fee(s) charged for the services, provided that, in the </text:span><text:span text:style-name="T20">case of partial loss, such amount will be adjusted pro rata;</text:span></text:p>
        </text:list-item>
        <text:list-item>
          <text:p text:style-name="P23"><text:span text:style-name="T24">Where Greensley issues its own bill of lading and receives freight charges as its compensation, Customer has the option of paying a special compensation and increasing the limit of Greensley's liability up to the shipment's </text:span><text:span text:style-name="T41">actual value; however, such option must be exercised by written agreement, entered into prior to any covered </text:span><text:span text:style-name="T28">transaction(s), setting forth the limit of Greensley's liability and the compensation received;</text:span></text:p>
        </text:list-item>
        <text:list-item>
          <text:p text:style-name="P23"><text:span text:style-name="T12">In instances other than in (b) above, unless the Customer makes specific written arrangements with Greensley to pay special compensation and declare a higher value and Greensley agrees in writing, liability is limited to the amount set forth in (a) above;</text:span></text:p>
        </text:list-item>
        <text:list-item>
          <text:p text:style-name="P23"><text:span text:style-name="T48">Customer agrees that Greensley shall, in no event, be liable for consequential, punitive, statutory or special </text:span><text:span text:style-name="T20">damages in excess of the monetary limit provided for above.</text:span></text:p>
        </text:list-item>
      </text:list>
      <text:p text:style-name="P22"><text:span text:style-name="T20"/></text:p>
      <text:p text:style-name="P20"><text:span text:style-name="T46">9. Presenting Claims.</text:span></text:p>
      <text:p text:style-name="P20"><text:span text:style-name="T24">Greensley shall not be liable under paragraph 8, or otherwise, for any claims not presented to it in writing within </text:span><text:span text:style-name="T31">ninety (90) days of either the date of loss or incident giving rise to the claim; no suit to recover for any claim or </text:span><text:span text:style-name="T20">demand hereunder shall be maintained against Greensley unless instituted within six (6) months after the </text:span><text:span text:style-name="T32">presentation of the said claim or such longer period provided for under statute(s) of the State having </text:span><text:span text:style-name="T16">jurisdiction of the matter.</text:span></text:p>
      <text:p text:style-name="P20"><text:span text:style-name="T21"/></text:p>
      <text:list xml:id="list1928907888" text:style-name="WWNum5">
        <text:list-item>
          <text:p text:style-name="P24"><text:span text:style-name="T37">Advancing Money.</text:span></text:p>
        </text:list-item>
      </text:list>
      <text:p text:style-name="P20"><text:span text:style-name="T16">Greensley shall not be obligated to incur any expense, guarantee any payment or advance any money in </text:span><text:span text:style-name="T12">connection with the importing, forwarding, transporting, insuring, storing or coopering of the goods, unless the </text:span><text:span text:style-name="T20">same is previously provided to Greensley by the Customer on demand. Greensley shall be under no obligation to </text:span><text:span text:style-name="T16">advance freight charges, customs duties or taxes on any shipment, nor shall any advance by Greensley be </text:span><text:span text:style-name="T20">construed as a waiver of the provisions hereof.</text:span></text:p>
      <text:p text:style-name="P20"><text:span text:style-name="T20"/></text:p>
      <text:list xml:id="list185211996462236" text:continue-numbering="true" text:style-name="WWNum5">
        <text:list-item>
          <text:p text:style-name="P24"><text:span text:style-name="T49">Indemnification for Freight &amp; Duties.</text:span></text:p>
        </text:list-item>
      </text:list>
      <text:p text:style-name="P20"><text:span text:style-name="T12">In the event that a carrier, other person or any governmental agency makes a claim or institutes legal action </text:span><text:span text:style-name="T20">against Greensley for ocean or other freight, duties, fines, penalties, liquidated damages or other money due </text:span><text:span text:style-name="T28">arising from a shipment of goods of the Customer, the Customer agrees to indemnify and hold harmless </text:span><text:span text:style-name="T24">Greensley for any amount Greensley may be required to pay such carrier, other person or governmental agency together with reasonable expenses, including attorney fees, incurred by Greensley in connection with defending </text:span><text:span text:style-name="T20">such claim or legal action and obtaining reimbursement from the Customer. The confiscation or detention of </text:span><text:span text:style-name="T24">the goods by any governmental authority shall not effect or diminish the liability of the Customer to Greensley to </text:span><text:span text:style-name="T12">pay all charges or other money due promptly on demand.</text:span></text:p>
      <text:p text:style-name="P20"><text:span text:style-name="T12"/></text:p>
      <text:list xml:id="list185211775071464" text:continue-numbering="true" text:style-name="WWNum5">
        <text:list-item>
          <text:p text:style-name="P24"><text:span text:style-name="T50">C.O.D. Shipments.</text:span></text:p>
        </text:list-item>
      </text:list>
      <text:p text:style-name="P20"><text:span text:style-name="T24">Goods received with Customer's or other person's instructions to "Collect on Delivery" (C.O.D.) by drafts or </text:span><text:span text:style-name="T12">otherwise, or collect to collect on any specified terms by time drafts or otherwise, are accepted by Greensley only upon the express understanding that it will exercise reasonable care in the selection of a bank, correspondent, </text:span><text:span text:style-name="T9">carrier or agent to whom it will send such an item for collection, and Greensley will not be responsible for any act, </text:span><text:span text:style-name="T20">omission, default, suspension, insolvency or want of care, negligence, or fault of such bank, correspondent, carrier or agent, nor for any delay in remittance lost in exchange, or loss during transmission, or while in the </text:span><text:span text:style-name="T16">course of collection.</text:span></text:p>
      <text:p text:style-name="P20"><text:span text:style-name="T16"/></text:p>
      <text:list xml:id="list185212764491005" text:continue-numbering="true" text:style-name="WWNum5">
        <text:list-item>
          <text:p text:style-name="P24"><text:span text:style-name="T51">General Lien on Any Property.</text:span></text:p>
        </text:list-item>
      </text:list>
      <text:p text:style-name="P20"><text:soft-page-break/><text:span text:style-name="T24">Greensley shall have a general lien on any and all property (and documents relating thereto) to the Customer, in </text:span><text:span text:style-name="T20">its possession, custody or control or en route, for all claims for charges, expenses or advances incurred by </text:span><text:span text:style-name="T12">Greensley in connection with any shipments of the Customer and if any claim remains unsatisfied for thirty (30) </text:span><text:span text:style-name="T24">days after demand for its payment is made, Greensley may sell at public auction or private sale, upon ten (10) </text:span><text:span text:style-name="T20">days written notice registered mail (R.R.R.) to the Customer, the goods, wares and/or merchandise, or so </text:span><text:span text:style-name="T16">much thereof as may be necessary to satisfy such lien, and apply the net proceeds of such sale to the </text:span><text:span text:style-name="T12">payment of amount due Greensley. Any surplus from such sale shall be transmitted to the Customer, and the </text:span><text:span text:style-name="T20">Customer shall be liable for any deficiency in the sale.</text:span></text:p>
      <text:p text:style-name="P20"><text:span text:style-name="T20"/></text:p>
      <text:list xml:id="list185212472191518" text:continue-numbering="true" text:style-name="WWNum5">
        <text:list-item>
          <text:p text:style-name="P24"><text:span text:style-name="T49">Compensation of Greensley.</text:span></text:p>
        </text:list-item>
      </text:list>
      <text:p text:style-name="P20"><text:span text:style-name="T20">The compensation of Greensley for its services shall be included with and is in addition to the rates and charges </text:span><text:span text:style-name="T28">of all carriers and other agencies selected by Greensley to transport and deal with the goods and such </text:span><text:span text:style-name="T16">compensation shall be exclusive of any brokerage, commissions, dividends or other revenue received by </text:span><text:span text:style-name="T24">Greensley from carriers, insurers and others in connection with the shipment. On ocean exports, upon request, </text:span><text:span text:style-name="T12">Greensley shall provide a detailed breakout of the components of all charges assessed and a true copy of each pertinent document relating to these charges. In any referral for collection or action against the Customer for </text:span><text:span text:style-name="T31">monies due to Greensley, the Customer shall pay the expenses of collection and/or litigation, including Greensley's </text:span><text:span text:style-name="T20">reasonable attorneys' fees. </text:span></text:p>
      <text:p text:style-name="P20"><text:span text:style-name="T22"/></text:p>
      <text:list xml:id="list2360976623" text:style-name="WWNum6">
        <text:list-item>
          <text:p text:style-name="P25"><text:span text:style-name="T46">No Responsibility for Governmental Requirements.</text:span></text:p>
        </text:list-item>
      </text:list>
      <text:p text:style-name="P20"><text:span text:style-name="T35">It is th</text:span><text:span text:style-name="T32">e responsibility of the Customer to know and comply with the marking requirements of the </text:span><text:span text:style-name="T28">Customs Service, and all other requirements, including regulations of </text:span><text:span text:style-name="T30">European Union</text:span><text:span text:style-name="T28">, state and/or local agencies pertaining to the merchandise. Greensley shall not </text:span><text:span text:style-name="T16">be responsible for action taken or fines or penalties assessed by any governmental agency against the </text:span><text:span text:style-name="T24">shipment because of the failure of the Customer to comply with the law or the requirements or regulations of </text:span><text:span text:style-name="T20">any governmental agency or with a notification issued to the Customer by any such agency.</text:span></text:p>
      <text:p text:style-name="P20"><text:span text:style-name="T20"/></text:p>
      <text:list xml:id="list185211248685602" text:continue-numbering="true" text:style-name="WWNum6">
        <text:list-item>
          <text:p text:style-name="P25"><text:span text:style-name="T52">Indemnity Against Liability Arising From the Importation of Merchandise. </text:span><text:span text:style-name="T9">The Customer agrees to indemnify and hold Greensley harmless from any claims and/or liability arising from the </text:span><text:span text:style-name="T28">importation of merchandise which violates any </text:span><text:span text:style-name="T30">European Union</text:span><text:span text:style-name="T28">, state and/or other laws or regulations and further </text:span><text:span text:style-name="T9">agrees to indemnify and hold Greensley harmless against any and all liability, loss, damages, costs, claims and/or </text:span><text:span text:style-name="T20">expenses, including but not limited to attorney's fees, which Greensley may hereafter incur, suffer or be required </text:span><text:span text:style-name="T12">to pay by reason of claims by any government agency or private party. In the event that any action, suit or </text:span><text:span text:style-name="T24">proceeding is brought against Greensley by any government agency or private party, Greensley shall give notice in </text:span><text:span text:style-name="T20">writing to the Customer by mail at its address on file with Greensley. Upon receipt of such notice, the Customer, </text:span><text:span text:style-name="T16">at its own expense, shall defend against such action and take all steps as may be necessary or proper to </text:span><text:span text:style-name="T24">prevent the obtaining of a judgment and/or order against Greensley.</text:span></text:p>
        </text:list-item>
      </text:list>
      <text:p text:style-name="P26"><text:span text:style-name="T24"/></text:p>
      <text:list xml:id="list185211620784419" text:continue-numbering="true" text:style-name="WWNum6">
        <text:list-item>
          <text:p text:style-name="P25"><text:span text:style-name="T46">Loss, Damage or Expense Due To Delay.</text:span></text:p>
        </text:list-item>
      </text:list>
      <text:p text:style-name="P20"><text:span text:style-name="T24">Unless the service to be performed by Greensley on behalf of the Customer are delayed by reason of negligence or other fault of Greensley, Greensley shall not be responsible for any loss, damage or expense incurred by the </text:span><text:span text:style-name="T32">Customer because of such delay. In the event Greensley is at fault, as aforesaid, its liability is limited in </text:span><text:span text:style-name="T20">accordance with the provisions of paragraphs 8-9 above.</text:span></text:p>
      <text:p text:style-name="P20"><text:span text:style-name="T20"/></text:p>
      <text:list xml:id="list185211042176691" text:continue-numbering="true" text:style-name="WWNum6">
        <text:list-item>
          <text:p text:style-name="P25"><text:span text:style-name="T49">Construction of Terms and Venue.</text:span></text:p>
        </text:list-item>
      </text:list>
      <text:p text:style-name="P28"><text:span text:style-name="T13">The foregoing terms and conditions shall be construed according to the laws of the </text:span><text:span text:style-name="T14">Republic of Ireland.</text:span><text:span text:style-name="T13"> </text:span><text:span text:style-name="T23">Unless otherwise consented to in writing by Greensley, no legal proceeding against Greensley may be instituted by </text:span><text:span text:style-name="T26">the Customer, or subrogee except in the </text:span><text:span text:style-name="T27">Republic of Irel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roman"/>
    <style:font-face style:name="Tahoma" svg:font-family="Tahoma" style:font-family-generic="roman"/>
    <style:font-face style:name="Courier New" svg:font-family="'Courier New'" style:font-family-generic="modern" style:font-pitch="fixed"/>
    <style:font-face style:name="Asap Condensed" svg:font-family="'Asap Condensed'" style:font-adornments="Medium" style:font-pitch="variable"/>
    <style:font-face style:name="Raleway Medium" svg:font-family="'Raleway Medium'" style:font-pitch="variable"/>
    <style:font-face style:name="Roboto1" svg:font-family="Roboto" style:font-pitch="variable"/>
    <style:font-face style:name="Roboto Condensed1" svg:font-family="'Roboto Condensed'"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Arial2"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2"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style:default-style>
    <style:default-style style:family="paragraph">
      <style:paragraph-properties fo:margin-left="0cm" fo:margin-right="0cm" fo:margin-top="0cm" fo:margin-bottom="0cm" loext:contextual-spacing="false" fo:line-height="115%" fo:text-align="justify"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class="html"/>
    <style:style style:name="Table_20_Contents" style:display-name="Table Contents" style:family="paragraph" style:parent-style-name="Standard" style:class="extra">
      <style:paragraph-properties fo:text-align="start" style:justify-single-word="false"/>
      <style:text-properties fo:color="#000000" style:text-outline="false" style:text-line-through-style="none" style:text-line-through-type="none" style:font-name="Roboto1" fo:font-family="Roboto" style:font-pitch="variable" fo:font-size="12pt" fo:font-style="normal" fo:text-shadow="none" style:text-underline-style="none" fo:font-weight="normal" officeooo:rsid="0019074a"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00" style:text-line-through-style="none" style:text-line-through-type="none" style:text-position="0% 100%" style:font-name="Arial1" fo:font-family="Arial" style:font-family-generic="roman" fo:font-size="13pt" fo:letter-spacing="-0.021cm" fo:language="en" fo:country="US" fo:font-weight="bold" style:font-size-asian="12.5pt" style:font-weight-asian="bold" style:text-scale="100%"/>
    </style:style>
    <style:style style:name="ListLabel_20_2" style:display-name="ListLabel 2" style:family="text">
      <style:text-properties fo:color="#000000" style:text-line-through-style="none" style:text-line-through-type="none" style:text-position="0% 100%" style:font-name="Tahoma" fo:font-family="Tahoma" style:font-family-generic="roman" fo:font-size="10.5pt" fo:letter-spacing="-0.018cm" fo:language="en" fo:country="US" style:font-size-asian="10.5pt" style:text-scale="100%"/>
    </style:style>
    <style:style style:name="ListLabel_20_3" style:display-name="ListLabel 3" style:family="text">
      <style:text-properties fo:color="#000000" style:text-line-through-style="none" style:text-line-through-type="none" style:text-position="0% 100%" style:font-name="Tahoma" fo:font-family="Tahoma" style:font-family-generic="roman" fo:font-size="10.5pt" fo:letter-spacing="-0.025cm" fo:language="en" fo:country="US" style:font-size-asian="10.5pt" style:text-scale="100%"/>
    </style:style>
    <style:style style:name="ListLabel_20_4" style:display-name="ListLabel 4" style:family="text">
      <style:text-properties fo:color="#000000" style:text-line-through-style="none" style:text-line-through-type="none" style:text-position="0% 100%" style:font-name="Arial1" fo:font-family="Arial" style:font-family-generic="roman" fo:font-size="13pt" fo:letter-spacing="normal" fo:language="en" fo:country="US" fo:font-weight="bold" style:font-size-asian="13pt" style:font-weight-asian="bold" style:text-scale="85%"/>
    </style:style>
    <style:style style:name="ListLabel_20_5" style:display-name="ListLabel 5" style:family="text">
      <style:text-properties fo:color="#000000" style:text-line-through-style="none" style:text-line-through-type="none" style:text-position="0% 100%" style:font-name="Arial1" fo:font-family="Arial" style:font-family-generic="roman" fo:font-size="13pt" fo:letter-spacing="-0.007cm" fo:language="en" fo:country="US" fo:font-weight="bold" style:font-size-asian="13pt" style:font-weight-asian="bold" style:text-scale="8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38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prefix="(" style:num-suffix=")" style:num-format="a" style:num-letter-sync="true">
        <style:list-level-properties text:list-level-position-and-space-mode="label-alignment">
          <style:list-level-label-alignment text:label-followed-by="listtab" text:list-tab-stop-position="0.508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prefix="(" style:num-suffix=")" style:num-format="a" style:num-letter-sync="true">
        <style:list-level-properties text:list-level-position-and-space-mode="label-alignment">
          <style:list-level-label-alignment text:label-followed-by="listtab" text:list-tab-stop-position="0.508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style:num-format="1" text:start-value="10">
        <style:list-level-properties text:list-level-position-and-space-mode="label-alignment">
          <style:list-level-label-alignment text:label-followed-by="listtab" text:list-tab-stop-position="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5" style:num-suffix="." style:num-format="1" text:start-value="15">
        <style:list-level-properties text:list-level-position-and-space-mode="label-alignment">
          <style:list-level-label-alignment text:label-followed-by="listtab" text:list-tab-stop-position="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3" style:family="table">
      <style:table-properties table:align="margins"/>
    </style:style>
    <style:style style:name="Table3.A" style:family="table-column">
      <style:table-column-properties style:rel-column-width="2184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MP1" style:family="paragraph" style:parent-style-name="Standard">
      <style:paragraph-properties fo:margin-top="0cm" fo:margin-bottom="0cm" loext:contextual-spacing="false"/>
    </style:style>
    <style:style style:name="MP2" style:family="paragraph">
      <style:paragraph-properties fo:text-align="center"/>
    </style:style>
    <style:style style:name="MP3"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40db09" style:font-size-asian="8pt" style:font-style-asian="normal" style:font-weight-asian="normal" style:font-size-complex="8pt" style:font-style-complex="normal" style:font-weight-complex="normal" style:text-overline-style="none" style:text-overline-color="font-color"/>
    </style:style>
    <style:style style:name="MP6"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7" style:family="paragraph" style:parent-style-name="Standard">
      <style:paragraph-properties fo:margin-top="0cm" fo:margin-bottom="0cm" loext:contextual-spacing="false" fo:text-align="center" style:justify-single-word="false"/>
      <style:text-properties officeooo:paragraph-rsid="0031f2ba"/>
    </style:style>
    <style:style style:name="MP8" style:family="paragraph" style:parent-style-name="Standard">
      <style:paragraph-properties fo:margin-left="-2.499cm" fo:margin-right="-2.566cm" fo:margin-top="0cm" fo:margin-bottom="0cm" loext:contextual-spacing="false" fo:text-indent="0cm" style:auto-text-indent="false"/>
    </style:style>
    <style:style style:name="MP9" style:family="paragraph">
      <loext:graphic-properties draw:fill="solid" draw:fill-color="#a0a0a0"/>
      <style:paragraph-properties fo:text-align="center"/>
    </style:style>
    <style:style style:name="MP10"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2" style:font-size-asian="10pt" style:font-name-complex="Roboto Condensed2" style:font-size-complex="10pt"/>
    </style:style>
    <style:style style:name="MP11"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bccf8" style:font-size-asian="8pt" style:font-style-asian="normal" style:font-weight-asian="normal" style:font-size-complex="8pt" style:font-style-complex="normal" style:font-weight-complex="normal" style:text-overline-style="none" style:text-overline-color="font-color"/>
    </style:style>
    <style:style style:name="MP12"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bccf8" style:font-size-asian="8pt" style:font-style-asian="normal" style:font-weight-asian="bold" style:font-size-complex="8pt" style:font-style-complex="normal" style:font-weight-complex="bold" style:text-overline-style="none" style:text-overline-color="font-color"/>
    </style:style>
    <style:style style:name="MP13"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bccf8" style:font-size-asian="8pt" style:font-style-asian="normal" style:font-weight-asian="normal" style:font-size-complex="8pt" style:font-style-complex="normal" style:font-weight-complex="normal" style:text-overline-style="none" style:text-overline-color="font-color"/>
    </style:style>
    <style:style style:name="MP14"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bccf8" style:font-size-asian="8pt" style:font-style-asian="normal" style:font-weight-asian="normal" style:font-size-complex="8pt" style:font-style-complex="normal" style:font-weight-complex="normal" style:text-overline-style="none" style:text-overline-color="font-color"/>
    </style:style>
    <style:style style:name="MP15" style:family="paragraph" style:parent-style-name="Standard">
      <style:paragraph-properties fo:margin-top="0cm" fo:margin-bottom="0cm" loext:contextual-spacing="false" fo:text-align="center" style:justify-single-word="false"/>
      <style:text-properties officeooo:paragraph-rsid="003bccf8"/>
    </style:style>
    <style:style style:name="MP16" style:family="paragraph" style:parent-style-name="Standard">
      <style:paragraph-properties fo:margin-top="0cm" fo:margin-bottom="0cm" loext:contextual-spacing="false">
        <style:tab-stops>
          <style:tab-stop style:position="15.981cm" style:type="right"/>
        </style:tab-stops>
      </style:paragraph-properties>
    </style:style>
    <style:style style:name="MP17" style:family="paragraph" style:parent-style-name="Standard">
      <style:paragraph-properties fo:margin-top="0cm" fo:margin-bottom="0cm" loext:contextual-spacing="false"/>
      <style:text-properties style:font-name="Roboto Condensed" style:font-name-asian="Roboto Condensed2" style:font-name-complex="Roboto Condensed2"/>
    </style:style>
    <style:style style:name="MP18" style:family="paragraph" style:parent-style-name="Standard">
      <style:paragraph-properties fo:margin-top="0cm" fo:margin-bottom="0cm" loext:contextual-spacing="false"/>
      <style:text-properties style:font-name="Roboto Condensed" officeooo:paragraph-rsid="0014500c" style:font-name-asian="Roboto Condensed2" style:font-name-complex="Roboto Condensed2"/>
    </style:style>
    <style:style style:name="MT1" style:family="text">
      <style:text-properties officeooo:rsid="0040db09"/>
    </style:style>
    <style:style style:name="MT2" style:family="text">
      <style:text-properties officeooo:rsid="003bccf8"/>
    </style:style>
    <style:style style:name="MT3" style:family="text">
      <style:text-properties officeooo:rsid="003d521d"/>
    </style:style>
    <style:style style:name="MT4" style:family="text">
      <style:text-properties style:font-name="Roboto Condensed" fo:font-size="12pt" style:font-name-asian="Roboto Condensed2" style:font-size-asian="12pt" style:font-name-complex="Roboto Condensed2" style:font-size-complex="12pt"/>
    </style:style>
    <style:style style:name="MT5" style:family="text">
      <style:text-properties officeooo:rsid="0025f0ee"/>
    </style:style>
    <style:style style:name="MT6" style:family="text">
      <style:text-properties fo:color="#1155cc" style:font-name="Roboto Condensed" style:text-underline-style="solid" style:text-underline-width="auto" style:text-underline-color="font-color" style:font-name-asian="Roboto Condensed2" style:font-name-complex="Roboto Condensed2"/>
    </style:style>
    <style:style style:name="MT7" style:family="text">
      <style:text-properties style:font-name="Roboto Condensed" style:font-name-asian="Roboto Condensed2" style:font-name-complex="Roboto Condensed2"/>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fo:background-color="transparent" style:dynamic-spacing="true" draw:fill="none"/>
      </style:footer-style>
    </style:page-layout>
    <style:page-layout style:name="Mpm2">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22cm" fo:page-height="29.729cm" style:num-format="1" style:print-orientation="portrait" fo:margin-top="1.083cm" fo:margin-bottom="0.82cm" fo:margin-left="2.484cm" fo:margin-right="2.417cm" style:writing-mode="lr-tb" style:layout-grid-color="#c0c0c0" style:layout-grid-lines="2782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22cm" fo:page-height="29.729cm" style:num-format="1" style:print-orientation="portrait" fo:margin-top="1.08cm" fo:margin-bottom="0.824cm" fo:margin-left="2.496cm" fo:margin-right="2.404cm" style:writing-mode="lr-tb" style:layout-grid-color="#c0c0c0" style:layout-grid-lines="2782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6">
      <style:page-layout-properties fo:page-width="21.022cm" fo:page-height="29.729cm" style:num-format="1" style:print-orientation="portrait" fo:margin-top="1.08cm" fo:margin-bottom="0.824cm" fo:margin-left="2.484cm" fo:margin-right="2.417cm" style:writing-mode="lr-tb" style:layout-grid-color="#c0c0c0" style:layout-grid-lines="2782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2" text:anchor-type="paragraph" svg:x="4.8cm" svg:y="0.386cm" svg:width="6.324cm" svg:height="2.275cm" draw:z-index="17"><draw:image xlink:href="Pictures/10000201000000EF00000056E81751A1D8A59520.png" xlink:type="simple" xlink:show="embed" xlink:actuate="onLoad" loext:mime-type="image/png"/></draw:frame></text:p>
        <text:p text:style-name="MP1"/>
        <text:p text:style-name="MP1"/>
        <text:p text:style-name="MP1"><draw:line text:anchor-type="paragraph" draw:z-index="10" draw:name="Forma1" draw:style-name="Mgr1" draw:text-style-name="MP2" svg:x1="-2.542cm" svg:y1="0.093cm" svg:x2="18.459cm" svg:y2="0.093cm"><text:p/></draw:line></text:p>
        <text:p text:style-name="MP1"/>
        <text:p text:style-name="MP1"/>
        <table:table table:name="Table2" table:style-name="Table2">
          <table:table-column table:style-name="Table2.A" table:number-columns-repeated="3"/>
          <table:table-row>
            <table:table-cell table:style-name="Table2.A1" office:value-type="string">
              <text:p text:style-name="MP3">https://www.greensley.eu/docs/tec/<text:span text:style-name="MT1">FreightForwarding</text:span>.pdf</text:p>
            </table:table-cell>
            <table:table-cell table:style-name="Table2.A1" office:value-type="string">
              <text:p text:style-name="MP4">Greensley Limited</text:p>
              <text:p text:style-name="MP5"><text:span text:style-name="MT1">Freight forwarding services terms</text:span></text:p>
              <text:p text:style-name="MP5">v. 180<text:span text:style-name="MT1">1</text:span></text:p>
            </table:table-cell>
            <table:table-cell table:style-name="Table2.C1" office:value-type="string">
              <text:p text:style-name="MP6">Page <text:page-number text:select-page="current">4</text:page-number><text:s/>of <text:page-count>4</text:page-count></text:p>
              <text:p text:style-name="MP6">2018-09-2<text:span text:style-name="MT1">1</text:span></text:p>
            </table:table-cell>
          </table:table-row>
        </table:table>
        <text:p text:style-name="MP7"/>
      </style:header>
      <style:footer>
        <text:p text:style-name="MP8"><draw:line text:anchor-type="paragraph" draw:z-index="14" draw:name="Forma1" draw:style-name="Mgr1" draw:text-style-name="MP2" svg:x1="-2.544cm" svg:y1="0.093cm" svg:x2="18.434cm" svg:y2="0.093cm"><text:p/></draw:line><draw:rect text:anchor-type="as-char" svg:y="0cm" draw:z-index="3" draw:style-name="Mgr2" draw:text-style-name="MP9" svg:width="0.003cm" svg:height="0.054cm"><text:p/></draw:rect></text:p>
        <text:p text:style-name="MP10">All printed copies and all electronic copies and versions, except the one accessible on the Greensley website, are considered uncontrolled copies used for reference only. </text:p>
      </style:footer>
    </style:master-page>
    <style:master-page style:name="First_20_Page" style:display-name="First Page" style:page-layout-name="Mpm2" style:next-style-name="Standard">
      <style:header>
        <text:p text:style-name="MP1"><draw:frame draw:style-name="Mfr2" draw:name="Immagine1" text:anchor-type="paragraph" svg:x="4.8cm" svg:y="0.365cm" svg:width="6.324cm" svg:height="2.275cm" draw:z-index="0"><draw:image xlink:href="Pictures/10000201000000EF00000056E81751A1D8A59520.png" xlink:type="simple" xlink:show="embed" xlink:actuate="onLoad" loext:mime-type="image/png"/></draw:frame></text:p>
        <text:p text:style-name="MP1"/>
        <text:p text:style-name="MP1"/>
        <text:p text:style-name="MP1"><draw:line text:anchor-type="paragraph" draw:z-index="5" draw:name="Forma1" draw:style-name="Mgr1" draw:text-style-name="MP2" svg:x1="-2.542cm" svg:y1="0.093cm" svg:x2="18.459cm" svg:y2="0.093cm"><text:p/></draw:line></text:p>
        <text:p text:style-name="MP1"/>
        <text:p text:style-name="MP1"/>
        <table:table table:name="Table3" table:style-name="Table3">
          <table:table-column table:style-name="Table3.A" table:number-columns-repeated="3"/>
          <table:table-row>
            <table:table-cell table:style-name="Table3.A1" office:value-type="string">
              <text:p text:style-name="MP11">https://www.greensley.eu/docs/tec/<text:span text:style-name="MT2">FreightForwarding</text:span>.pdf</text:p>
            </table:table-cell>
            <table:table-cell table:style-name="Table3.A1" office:value-type="string">
              <text:p text:style-name="MP12">Greensley Limited</text:p>
              <text:p text:style-name="MP13"><text:span text:style-name="MT3">International freight forwarding services </text:span>v. 180<text:span text:style-name="MT2">1</text:span></text:p>
            </table:table-cell>
            <table:table-cell table:style-name="Table3.C1" office:value-type="string">
              <text:p text:style-name="MP14">Page <text:page-number text:select-page="current">1</text:page-number><text:s/>of <text:page-count>4</text:page-count></text:p>
              <text:p text:style-name="MP14">2018-09-2<text:span text:style-name="MT2">1</text:span></text:p>
            </table:table-cell>
          </table:table-row>
        </table:table>
        <text:p text:style-name="MP15"/>
      </style:header>
      <style:footer>
        <text:p text:style-name="MP8"><draw:line text:anchor-type="paragraph" draw:z-index="6" draw:name="Forma1" draw:style-name="Mgr1" draw:text-style-name="MP2" svg:x1="-2.544cm" svg:y1="0.093cm" svg:x2="18.434cm" svg:y2="0.093cm"><text:p/></draw:line><draw:rect text:anchor-type="as-char" svg:y="0cm" draw:z-index="4" draw:style-name="Mgr2" draw:text-style-name="MP9" svg:width="0.003cm" svg:height="0.054cm"><text:p/></draw:rect></text:p>
        <text:p text:style-name="MP16"><text:span text:style-name="MT4">greensley limited<text:tab/></text:span><text:span text:style-name="MT4"><text:page-number text:select-page="current">1</text:page-number></text:span><text:span text:style-name="MT4">/</text:span><text:span text:style-name="MT4"><text:page-count>4</text:page-count></text:span></text:p>
        <text:p text:style-name="MP17">registered in Ireland #622698, 13 Harcourt Street, Dublin 2, D02 RK31</text:p>
        <text:p text:style-name="MP18">VAT/<text:span text:style-name="MT5">VIES/</text:span>EORI: IE3528658HH, Director: A. Watson</text:p>
        <text:p text:style-name="MP17">​TEL/FAX: INTL +353-1-9609990 / LOCAL 01-9609990 </text:p>
        <text:p text:style-name="MP1"><text:a xlink:type="simple" xlink:href="http://www.greensley.eu/" text:style-name="Internet_20_link" text:visited-style-name="Visited_20_Internet_20_Link"><text:span text:style-name="MT6">www.greensley.eu</text:span></text:a><text:span text:style-name="MT7"> | </text:span><text:a xlink:type="simple" xlink:href="mailto:info@greensley.eu" text:style-name="Internet_20_link" text:visited-style-name="Visited_20_Internet_20_Link"><text:span text:style-name="MT6">info@greensley.eu</text:span></text:a><text:span text:style-name="MT7"> </text:span></text:p>
        <text:p text:style-name="MP17"/>
      </style:footer>
    </style:master-page>
    <style:master-page style:name="Endnote" style:page-layout-name="Mpm3"/>
    <style:master-page style:name="Converted1" style:page-layout-name="Mpm4"/>
    <style:master-page style:name="Converted2" style:page-layout-name="Mpm5">
      <style:footer>
        <text:p text:style-name="Footer"/>
      </style:footer>
    </style:master-page>
    <style:master-page style:name="Converted3" style:page-layout-name="Mpm4"/>
    <style:master-page style:name="Converted4"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date>2018-09-21T18:52:10.645225382</dc:date>
    <meta:editing-duration>PT57M37S</meta:editing-duration>
    <meta:editing-cycles>25</meta:editing-cycles>
    <meta:document-statistic meta:table-count="2" meta:image-count="2" meta:object-count="0" meta:page-count="4" meta:paragraph-count="61" meta:word-count="2763" meta:character-count="17401" meta:non-whitespace-character-count="14710"/>
  </office:meta>
</office:document-meta>
</file>